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 svg:font-family="'B Nazanin'" style:font-adornments="Bold" style:font-pitch="variable"/>
    <style:font-face style:name="Sahel" svg:font-family="Sahel"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477032"/>
    </style:style>
    <style:style style:name="P2" style:family="paragraph" style:parent-style-name="Standard">
      <style:paragraph-properties fo:text-align="center" style:justify-single-word="false"/>
      <style:text-properties officeooo:rsid="00226ae7" officeooo:paragraph-rsid="00226ae7"/>
    </style:style>
    <style:style style:name="P3" style:family="paragraph" style:parent-style-name="Standard">
      <style:paragraph-properties fo:text-align="end" style:justify-single-word="false"/>
      <style:text-properties officeooo:rsid="00226ae7" officeooo:paragraph-rsid="00226ae7"/>
    </style:style>
    <style:style style:name="P4" style:family="paragraph" style:parent-style-name="Text_20_body">
      <style:text-properties officeooo:rsid="004abc86" officeooo:paragraph-rsid="004abc86"/>
    </style:style>
    <style:style style:name="P5" style:family="paragraph" style:parent-style-name="Text_20_body">
      <style:text-properties officeooo:rsid="004c1816" officeooo:paragraph-rsid="004c1816"/>
    </style:style>
    <style:style style:name="P6" style:family="paragraph" style:parent-style-name="Text_20_body">
      <style:text-properties officeooo:rsid="004ec802" officeooo:paragraph-rsid="004ec802"/>
    </style:style>
    <style:style style:name="P7" style:family="paragraph" style:parent-style-name="Text_20_body">
      <style:text-properties officeooo:rsid="00507b7e" officeooo:paragraph-rsid="00507b7e"/>
    </style:style>
    <style:style style:name="P8" style:family="paragraph" style:parent-style-name="Text_20_body">
      <style:text-properties officeooo:paragraph-rsid="00507b7e"/>
    </style:style>
    <style:style style:name="P9" style:family="paragraph" style:parent-style-name="Text_20_body">
      <style:text-properties officeooo:rsid="0052176e" officeooo:paragraph-rsid="0052cf5c"/>
    </style:style>
    <style:style style:name="P10" style:family="paragraph" style:parent-style-name="Text_20_body">
      <style:text-properties officeooo:paragraph-rsid="00561a17"/>
    </style:style>
    <style:style style:name="P11" style:family="paragraph" style:parent-style-name="Text_20_body">
      <style:text-properties officeooo:rsid="00597933" officeooo:paragraph-rsid="00597933"/>
    </style:style>
    <style:style style:name="P12" style:family="paragraph" style:parent-style-name="Text_20_body">
      <style:text-properties officeooo:rsid="005a7e8e" officeooo:paragraph-rsid="005a7e8e"/>
    </style:style>
    <style:style style:name="P13" style:family="paragraph" style:parent-style-name="Text_20_body">
      <style:text-properties officeooo:rsid="006932ef" officeooo:paragraph-rsid="006932ef"/>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1" style:list-style-name="">
      <style:paragraph-properties fo:text-align="end" style:justify-single-word="false"/>
    </style:style>
    <style:style style:name="P18" style:family="paragraph" style:parent-style-name="Heading_20_1">
      <style:text-properties officeooo:paragraph-rsid="009dc371"/>
    </style:style>
    <style:style style:name="P19" style:family="paragraph" style:parent-style-name="Heading_20_1">
      <style:paragraph-properties fo:break-before="page"/>
    </style:style>
    <style:style style:name="P20" style:family="paragraph" style:parent-style-name="Heading_20_2">
      <style:text-properties officeooo:rsid="00871ee7" officeooo:paragraph-rsid="00871ee7"/>
    </style:style>
    <style:style style:name="P21" style:family="paragraph" style:parent-style-name="Heading_20_2">
      <style:text-properties officeooo:paragraph-rsid="008c8336"/>
    </style:style>
    <style:style style:name="P22" style:family="paragraph" style:parent-style-name="Standard" style:master-page-name="First_20_Page">
      <style:paragraph-properties fo:text-align="center" style:justify-single-word="false" style:page-number="auto"/>
      <style:text-properties officeooo:rsid="001e230d" officeooo:paragraph-rsid="001e230d"/>
    </style:style>
    <style:style style:name="P23" style:family="paragraph" style:parent-style-name="Standard" style:list-style-name="L1"/>
    <style:style style:name="P24" style:family="paragraph" style:parent-style-name="Standard">
      <style:text-properties officeooo:rsid="009f48e9"/>
    </style:style>
    <style:style style:name="P25" style:family="paragraph" style:parent-style-name="Text_20_body" style:list-style-name="L2">
      <style:text-properties officeooo:paragraph-rsid="005389a1"/>
    </style:style>
    <style:style style:name="P26" style:family="paragraph" style:parent-style-name="Text_20_body" style:list-style-name="L2">
      <style:text-properties officeooo:rsid="005389a1" officeooo:paragraph-rsid="005389a1"/>
    </style:style>
    <style:style style:name="P27" style:family="paragraph" style:parent-style-name="Text_20_body" style:list-style-name="L3"/>
    <style:style style:name="P28" style:family="paragraph" style:parent-style-name="Text_20_body" style:list-style-name="L3">
      <style:text-properties fo:font-style="italic" style:font-style-asian="italic" style:font-style-complex="italic"/>
    </style:style>
    <style:style style:name="P29" style:family="paragraph" style:parent-style-name="Text_20_body" style:list-style-name="L3">
      <style:text-properties fo:font-style="italic" style:text-underline-style="none" style:font-style-asian="italic" style:font-style-complex="italic"/>
    </style:style>
    <style:style style:name="P30" style:family="paragraph" style:parent-style-name="Text_20_body" style:list-style-name="L4">
      <style:text-properties officeooo:rsid="0087d72e" officeooo:paragraph-rsid="0087d72e"/>
    </style:style>
    <style:style style:name="P31" style:family="paragraph" style:parent-style-name="Text_20_body" style:list-style-name="L3">
      <style:text-properties officeooo:rsid="0091afef" officeooo:paragraph-rsid="0091afef"/>
    </style:style>
    <style:style style:name="P32" style:family="paragraph" style:parent-style-name="Text_20_body" style:list-style-name="L3">
      <style:text-properties officeooo:rsid="0090b245" officeooo:paragraph-rsid="0091afef"/>
    </style:style>
    <style:style style:name="P33" style:family="paragraph" style:parent-style-name="Text_20_body" style:list-style-name="L3">
      <style:text-properties officeooo:rsid="0090b245" officeooo:paragraph-rsid="0090b245"/>
    </style:style>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8">
      <style:text-properties officeooo:rsid="009ab2ca"/>
    </style:style>
    <style:style style:name="P39" style:family="paragraph" style:parent-style-name="Text_20_body" style:list-style-name="L10">
      <style:text-properties officeooo:rsid="009ab2ca" officeooo:paragraph-rsid="009ab2ca"/>
    </style:style>
    <style:style style:name="P40" style:family="paragraph" style:parent-style-name="Text_20_body" style:list-style-name="L9"/>
    <style:style style:name="P41" style:family="paragraph" style:parent-style-name="Text_20_body" style:list-style-name="L11">
      <style:text-properties officeooo:rsid="009846ad" officeooo:paragraph-rsid="009846ad"/>
    </style:style>
    <style:style style:name="P42" style:family="paragraph" style:parent-style-name="Text_20_body" style:list-style-name="L11">
      <style:text-properties officeooo:rsid="009846ad" officeooo:paragraph-rsid="0099f209"/>
    </style:style>
    <style:style style:name="P43" style:family="paragraph" style:parent-style-name="Text_20_body" style:list-style-name="L13">
      <style:text-properties officeooo:rsid="009f63cc" officeooo:paragraph-rsid="009f63cc"/>
    </style:style>
    <style:style style:name="P44" style:family="paragraph" style:parent-style-name="Text_20_body" style:list-style-name="L13">
      <style:text-properties officeooo:paragraph-rsid="009f63cc"/>
    </style:style>
    <style:style style:name="P45" style:family="paragraph" style:parent-style-name="Text_20_body" style:list-style-name="L12">
      <style:paragraph-properties style:writing-mode="lr-tb"/>
    </style:style>
    <style:style style:name="P46" style:family="paragraph" style:parent-style-name="Text_20_body" style:list-style-name="L12">
      <style:paragraph-properties style:writing-mode="lr-tb"/>
      <style:text-properties officeooo:rsid="00936616" officeooo:paragraph-rsid="00936616"/>
    </style:style>
    <style:style style:name="P47" style:family="paragraph" style:parent-style-name="Text_20_body" style:list-style-name="L12">
      <style:paragraph-properties style:writing-mode="lr-tb"/>
      <style:text-properties fo:font-style="normal" officeooo:rsid="00936616" officeooo:paragraph-rsid="009f48e9" style:font-style-asian="normal" style:font-style-complex="normal"/>
    </style:style>
    <style:style style:name="T1" style:family="text">
      <style:text-properties officeooo:rsid="00477032"/>
    </style:style>
    <style:style style:name="T2" style:family="text">
      <style:text-properties style:font-name="Sahel" style:font-name-complex="Sahel"/>
    </style:style>
    <style:style style:name="T3" style:family="text">
      <style:text-properties style:font-name="Sahel" officeooo:rsid="00507b7e" style:font-name-complex="Sahel"/>
    </style:style>
    <style:style style:name="T4" style:family="text">
      <style:text-properties style:font-name="Sahel" officeooo:rsid="0057c89d" style:font-name-complex="Sahel"/>
    </style:style>
    <style:style style:name="T5" style:family="text">
      <style:text-properties style:font-name="Sahel" officeooo:rsid="006712c0" style:font-name-complex="Sahel"/>
    </style:style>
    <style:style style:name="T6" style:family="text">
      <style:text-properties style:font-name="Sahel" officeooo:rsid="0065403e" style:font-name-complex="Sahel"/>
    </style:style>
    <style:style style:name="T7" style:family="text">
      <style:text-properties style:font-name="Sahel" officeooo:rsid="006bdca8" style:font-name-complex="Sahel"/>
    </style:style>
    <style:style style:name="T8" style:family="text">
      <style:text-properties style:font-name="Sahel" officeooo:rsid="0073c4e7" style:font-name-complex="Sahel"/>
    </style:style>
    <style:style style:name="T9" style:family="text">
      <style:text-properties style:font-name="Sahel" officeooo:rsid="009ab2ca" style:font-name-complex="Sahel"/>
    </style:style>
    <style:style style:name="T10" style:family="text">
      <style:text-properties style:font-name="Sahel" fo:font-size="16.1000003814697pt" fo:font-weight="bold" officeooo:rsid="00880c93" style:font-name-asian="Noto Sans CJK SC" style:font-size-asian="16.1000003814697pt" style:font-weight-asian="bold" style:font-name-complex="Sahel" style:font-size-complex="16.1000003814697pt" style:font-weight-complex="bold"/>
    </style:style>
    <style:style style:name="T11" style:family="text">
      <style:text-properties officeooo:rsid="00384253"/>
    </style:style>
    <style:style style:name="T12" style:family="text">
      <style:text-properties officeooo:rsid="0039ef78"/>
    </style:style>
    <style:style style:name="T13" style:family="text">
      <style:text-properties officeooo:rsid="003a3c18"/>
    </style:style>
    <style:style style:name="T14" style:family="text">
      <style:text-properties officeooo:rsid="003bf315"/>
    </style:style>
    <style:style style:name="T15" style:family="text">
      <style:text-properties officeooo:rsid="0040a448"/>
    </style:style>
    <style:style style:name="T16" style:family="text">
      <style:text-properties officeooo:rsid="004aa70d"/>
    </style:style>
    <style:style style:name="T17" style:family="text">
      <style:text-properties officeooo:rsid="004da68e"/>
    </style:style>
    <style:style style:name="T18" style:family="text">
      <style:text-properties officeooo:rsid="00507b7e"/>
    </style:style>
    <style:style style:name="T19" style:family="text">
      <style:text-properties officeooo:rsid="0052cf5c"/>
    </style:style>
    <style:style style:name="T20" style:family="text">
      <style:text-properties officeooo:rsid="005389a1"/>
    </style:style>
    <style:style style:name="T21" style:family="text">
      <style:text-properties officeooo:rsid="00543528"/>
    </style:style>
    <style:style style:name="T22" style:family="text">
      <style:text-properties officeooo:rsid="00561a17"/>
    </style:style>
    <style:style style:name="T23" style:family="text">
      <style:text-properties officeooo:rsid="0056d5dc"/>
    </style:style>
    <style:style style:name="T24" style:family="text">
      <style:text-properties officeooo:rsid="00574296"/>
    </style:style>
    <style:style style:name="T25" style:family="text">
      <style:text-properties fo:font-weight="bold" style:font-weight-asian="bold" style:font-weight-complex="bold"/>
    </style:style>
    <style:style style:name="T26" style:family="text">
      <style:text-properties fo:font-weight="bold" officeooo:rsid="00507b7e" style:font-weight-asian="bold" style:font-weight-complex="bold"/>
    </style:style>
    <style:style style:name="T27" style:family="text">
      <style:text-properties fo:font-weight="bold" officeooo:rsid="005389a1" style:font-weight-asian="bold" style:font-weight-complex="bold"/>
    </style:style>
    <style:style style:name="T28" style:family="text">
      <style:text-properties fo:font-weight="bold" officeooo:rsid="00945050" style:font-weight-asian="bold" style:font-weight-complex="bold"/>
    </style:style>
    <style:style style:name="T29" style:family="text">
      <style:text-properties fo:font-weight="bold" officeooo:rsid="009dc371" style:font-weight-asian="bold" style:font-weight-complex="bold"/>
    </style:style>
    <style:style style:name="T30" style:family="text">
      <style:text-properties fo:font-weight="bold" officeooo:rsid="009f48e9" style:font-weight-asian="bold" style:font-weight-complex="bold"/>
    </style:style>
    <style:style style:name="T31" style:family="text">
      <style:text-properties officeooo:rsid="005c3eda"/>
    </style:style>
    <style:style style:name="T32" style:family="text">
      <style:text-properties officeooo:rsid="0061c958"/>
    </style:style>
    <style:style style:name="T33" style:family="text">
      <style:text-properties officeooo:rsid="00742c66"/>
    </style:style>
    <style:style style:name="T34" style:family="text">
      <style:text-properties fo:font-style="italic" style:font-style-asian="italic" style:font-style-complex="italic"/>
    </style:style>
    <style:style style:name="T35" style:family="text">
      <style:text-properties officeooo:rsid="008cfbd5"/>
    </style:style>
    <style:style style:name="T36" style:family="text">
      <style:text-properties officeooo:rsid="008c8336"/>
    </style:style>
    <style:style style:name="T37" style:family="text">
      <style:text-properties officeooo:rsid="0099f209"/>
    </style:style>
    <style:style style:name="T38" style:family="text">
      <style:text-properties officeooo:rsid="009ab2ca"/>
    </style:style>
    <style:style style:name="T39" style:family="text">
      <style:text-properties officeooo:rsid="009bf226"/>
    </style:style>
    <style:style style:name="T40" style:family="text">
      <style:text-properties officeooo:rsid="009f63c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به نام خدا</text:p>
      <text:p text:style-name="Title">طرح دوره‌ی معماری نرم‌افزار</text:p>
      <text:p text:style-name="P2">پاییز ۱۴۰۰</text:p>
      <text:table-of-content text:style-name="Sect1" text:protected="true" text:name="Table of Contents1">
        <text:table-of-content-source text:outline-level="2">
          <text:index-title-template text:style-name="Contents_20_Heading">فهرست</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فهرست</text:p>
          </text:index-title>
          <text:p text:style-name="P14"><text:a xlink:type="simple" xlink:href="#__RefHeading___Toc410_164408883" text:style-name="Index_20_Link" text:visited-style-name="Index_20_Link">مدرس<text:tab/>3</text:a></text:p>
          <text:p text:style-name="P14"><text:a xlink:type="simple" xlink:href="#__RefHeading___Toc414_164408883" text:style-name="Index_20_Link" text:visited-style-name="Index_20_Link">سوابق مدرس<text:tab/>3</text:a></text:p>
          <text:p text:style-name="P14"><text:a xlink:type="simple" xlink:href="#__RefHeading___Toc512_915635963" text:style-name="Index_20_Link" text:visited-style-name="Index_20_Link">برگزار کننده<text:tab/>3</text:a></text:p>
          <text:p text:style-name="P14"><text:a xlink:type="simple" xlink:href="#__RefHeading___Toc416_164408883" text:style-name="Index_20_Link" text:visited-style-name="Index_20_Link">شرح<text:tab/>3</text:a></text:p>
          <text:p text:style-name="P14"><text:a xlink:type="simple" xlink:href="#__RefHeading___Toc418_164408883" text:style-name="Index_20_Link" text:visited-style-name="Index_20_Link">هدف<text:tab/>3</text:a></text:p>
          <text:p text:style-name="P14"><text:a xlink:type="simple" xlink:href="#__RefHeading___Toc420_164408883" text:style-name="Index_20_Link" text:visited-style-name="Index_20_Link">پیش‌نیاز<text:tab/>4</text:a></text:p>
          <text:p text:style-name="P14"><text:a xlink:type="simple" xlink:href="#__RefHeading___Toc668_915635963" text:style-name="Index_20_Link" text:visited-style-name="Index_20_Link">سیاست‌های دوره<text:tab/>4</text:a></text:p>
          <text:p text:style-name="P15"><text:a xlink:type="simple" xlink:href="#__RefHeading___Toc670_915635963" text:style-name="Index_20_Link" text:visited-style-name="Index_20_Link">تمرین<text:tab/>4</text:a></text:p>
          <text:p text:style-name="P15"><text:a xlink:type="simple" xlink:href="#__RefHeading___Toc672_915635963" text:style-name="Index_20_Link" text:visited-style-name="Index_20_Link">تمرکز در کلاس، و ارائه‌ی جزوه، و ضبط چندرسانه‌ای<text:tab/>4</text:a></text:p>
          <text:p text:style-name="P15"><text:a xlink:type="simple" xlink:href="#__RefHeading___Toc674_915635963" text:style-name="Index_20_Link" text:visited-style-name="Index_20_Link">غیبت<text:tab/>5</text:a></text:p>
          <text:p text:style-name="P15"><text:a xlink:type="simple" xlink:href="#__RefHeading___Toc676_915635963" text:style-name="Index_20_Link" text:visited-style-name="Index_20_Link">تفاوت‌های جسمانی (معلولیت)<text:tab/>5</text:a></text:p>
          <text:p text:style-name="P14"><text:a xlink:type="simple" xlink:href="#__RefHeading___Toc422_164408883" text:style-name="Index_20_Link" text:visited-style-name="Index_20_Link">جامعه‌ی هدف<text:tab/>5</text:a></text:p>
          <text:p text:style-name="P14"><text:a xlink:type="simple" xlink:href="#__RefHeading___Toc424_164408883" text:style-name="Index_20_Link" text:visited-style-name="Index_20_Link">طول دوره<text:tab/>5</text:a></text:p>
          <text:p text:style-name="P14"><text:a xlink:type="simple" xlink:href="#__RefHeading___Toc426_164408883" text:style-name="Index_20_Link" text:visited-style-name="Index_20_Link">سرفصل‌های دوره<text:tab/>5</text:a></text:p>
          <text:p text:style-name="P15"><text:a xlink:type="simple" xlink:href="#__RefHeading___Toc514_915635963" text:style-name="Index_20_Link" text:visited-style-name="Index_20_Link">مروری سریع بر اصول برنامه‌نویسی<text:tab/>5</text:a></text:p>
          <text:p text:style-name="P15"><text:a xlink:type="simple" xlink:href="#__RefHeading___Toc516_915635963" text:style-name="Index_20_Link" text:visited-style-name="Index_20_Link">مروری بر کدِ تمیز<text:tab/>8</text:a></text:p>
          <text:p text:style-name="P15"><text:a xlink:type="simple" xlink:href="#__RefHeading___Toc518_915635963" text:style-name="Index_20_Link" text:visited-style-name="Index_20_Link">فرابرنامه‌نویسی (Meta Programming) و الگو‌های طراحی (Design Pattern)<text:tab/>9</text:a></text:p>
          <text:p text:style-name="P15"><text:a xlink:type="simple" xlink:href="#__RefHeading___Toc800_376842000" text:style-name="Index_20_Link" text:visited-style-name="Index_20_Link">تست نرم‌افزار<text:tab/>9</text:a></text:p>
          <text:p text:style-name="P15"><text:a xlink:type="simple" xlink:href="#__RefHeading___Toc428_164408883" text:style-name="Index_20_Link" text:visited-style-name="Index_20_Link">مهندسی نرم‌افزارهای خیلی بزرگ (VLSE)<text:tab/>9</text:a></text:p>
          <text:p text:style-name="P15"><text:a xlink:type="simple" xlink:href="#__RefHeading___Toc520_915635963" text:style-name="Index_20_Link" text:visited-style-name="Index_20_Link">مفاهیم پایه<text:tab/>9</text:a></text:p>
          <text:p text:style-name="P15"><text:a xlink:type="simple" xlink:href="#__RefHeading___Toc522_915635963" text:style-name="Index_20_Link" text:visited-style-name="Index_20_Link">معماری عملگرا (Functional Architectire)<text:tab/>10</text:a></text:p>
          <text:p text:style-name="P15"><text:a xlink:type="simple" xlink:href="#__RefHeading___Toc524_915635963" text:style-name="Index_20_Link" text:visited-style-name="Index_20_Link">معماری جنبه‌گرا (Aspect-Oriented Architecture)<text:tab/>10</text:a></text:p>
          <text:p text:style-name="P15"><text:a xlink:type="simple" xlink:href="#__RefHeading___Toc526_915635963" text:style-name="Index_20_Link" text:visited-style-name="Index_20_Link">رایانش توزیع‌شده<text:tab/>10</text:a></text:p>
          <text:p text:style-name="P14"><text:a xlink:type="simple" xlink:href="#__RefHeading___Toc430_164408883" text:style-name="Index_20_Link" text:visited-style-name="Index_20_Link">منابع دوره<text:tab/>11</text:a></text:p>
          <text:p text:style-name="P14"><text:a xlink:type="simple" xlink:href="#__RefHeading___Toc432_164408883" text:style-name="Index_20_Link" text:visited-style-name="Index_20_Link">شیوه‌ی برگزاری<text:tab/>11</text:a></text:p>
          <text:p text:style-name="P14"><text:a xlink:type="simple" xlink:href="#__RefHeading___Toc434_164408883" text:style-name="Index_20_Link" text:visited-style-name="Index_20_Link">تقویم دوره<text:tab/>11</text:a></text:p>
        </text:index-body>
      </text:table-of-content>
      <text:p text:style-name="P3"/>
      <text:h text:style-name="P17" text:outline-level="1"/>
      <text:h text:style-name="P19" text:outline-level="1"><text:bookmark-start text:name="__RefHeading___Toc410_164408883"/>مدرس<text:bookmark-end text:name="__RefHeading___Toc410_164408883"/></text:h>
      <text:p text:style-name="Standard">محمدرضا طیبی (<text:a xlink:type="simple" xlink:href="http://kouy.ir/tayyebi" text:style-name="Internet_20_link" text:visited-style-name="Visited_20_Internet_20_Link">www.tyyi.net</text:a>)</text:p>
      <text:h text:style-name="Heading_20_1" text:outline-level="1"><text:bookmark-start text:name="__RefHeading___Toc414_164408883"/>سوابق مدرس<text:bookmark-end text:name="__RefHeading___Toc414_164408883"/></text:h>
      <text:list xml:id="list3980879907" text:style-name="L1">
        <text:list-item>
          <text:p text:style-name="P23">کارشناسی مهندسی کامپیوتر – دانشگاه بوعلی سینا</text:p>
        </text:list-item>
        <text:list-item>
          <text:p text:style-name="P23">فعال بخش خصوصی در صنعت فناوری اطلاعات</text:p>
        </text:list-item>
        <text:list-item>
          <text:p text:style-name="P23">مفتخر به کسب برخی از مقام‌ها و حضور در جشنواره‌ها و مسابقات ملی و جهانی</text:p>
        </text:list-item>
      </text:list>
      <text:h text:style-name="Heading_20_1" text:outline-level="1"><text:bookmark-start text:name="__RefHeading___Toc512_915635963"/>برگزار کننده<text:bookmark-end text:name="__RefHeading___Toc512_915635963"/></text:h>
      <text:p text:style-name="P24"/>
      <text:h text:style-name="Heading_20_1" text:outline-level="1"><text:bookmark-start text:name="__RefHeading___Toc416_164408883"/>شرح<text:bookmark-end text:name="__RefHeading___Toc416_164408883"/></text:h>
      <text:p text:style-name="P4">به <text:span text:style-name="T25">فرایند شکستن یک سامانه‌ی نرم‌افزاری به زیر سامانه‌ها و قطعات، تعیین سیاست‌های تعامل این بخش‌ها، و تعیین واسط‌های آن‌ها</text:span>، معماری نرم‌افزار گفته می‌شود. این دانش، بر اساس اصولی از مهندسی نرم‌افزار، سیستم‌های توزیع شده، پایگاه‌های داده و سیستم‌های اطلاعاتی، تئوری پیچیدگی، و مدل‌سازی بازدهی بنا شده است.</text:p>
      <text:p text:style-name="P6">این دوره با رویکرد <text:span text:style-name="T25">جز به کل</text:span>، پس از مروری بر مبانی برنامه‌نویسی، به سمت مباحث پیشرفته‌تر در توسعه‌ی نرم‌افزار حرکت کرده، و در نهایت با بررسی معماری نرم‌افزارهای سازمانی، و مباحث پیشرفته در معماری نرم‌افزار به کار خود خاتمه می‌دهد.</text:p>
      <text:h text:style-name="Heading_20_1" text:outline-level="1"><text:bookmark-start text:name="__RefHeading___Toc418_164408883"/>هدف<text:bookmark-end text:name="__RefHeading___Toc418_164408883"/></text:h>
      <text:p text:style-name="P5">معماری نرم‌افزار، مهم‌ترین تأثیر را در <text:span text:style-name="T25">کیفیت و قیمت یک نرم‌افزار</text:span> دارد. هر ۱۰ سال، تعداد نرم‌افزارهای تولید شده ۱۰ برابر می‌شود و همچنین پیچیدگی <text:span text:style-name="T17">هر نرم‌افزار به مرور زمان افزایش میابد. در نتیجه معماری نرم‌افزار هر روز از اهمیت ویژه‌تری برخوردار است. در مدل کلاسیک توسعه‌ی یک نرم‌افزار که از مراحل ۱- نیاز‌سنجی و معماری، ۲- طراحی، ۳- پیاده‌سازی، ۴- تست، ۵- تحویل، و ۶- نگه‌داری و استفاده تشکیل شده است، تنها ۱۰ درصد از زمان به معماری اختصاص دارد اما تعیین کننده‌ی ۹۰ درصد از هزینه‌ها و ریسک‌هاست.</text:span></text:p>
      <text:p text:style-name="P6">هدف از این دوره <text:span text:style-name="T25">تربیت برنامه‌نویس‌های آشنا به اصول معماری نرم‌افزار</text:span> برای کاهش هزینه‌ها و ریسک‌های سامانه‌های نرم‌افزاری است.</text:p>
      <text:p text:style-name="P12">این دوره تلاش می‌کند تا مستقل از زبان برنامه‌نویسی عمل کند. در طول دوره مثال‌هایی از زبان‌های برنامه‌نویسی مختلف ارائه خواهد شد. مدرس می‌تواند به صورت حرفه‌ای به حل مشکل‌های مربوط به زبان‌های <text:span text:style-name="T25">سی‌شارپ</text:span> و <text:span text:style-name="T25">پی‌اچ‌پی</text:span>، در در سطح غیر حرفه‌ای می‌تواند به پرسش‌های زبان‌های جاوااسکریپت، گولنگ، و با کمک موتور‌های جستجو و دریافت فرصت برای مطالعه، به حل مسائل سایر تکنولوژی‌ها بپردازد.</text:p>
      <text:p text:style-name="P13"><text:soft-page-break/>هدف از مرور سریع بر مبانی برنامه‌نویسی، آن است که قابلیت‌های ابزار‌ها و شیوه‌ی کار ابزارهای مختلف را بهتر بشناسیم.</text:p>
      <text:h text:style-name="Heading_20_1" text:outline-level="1"><text:bookmark-start text:name="__RefHeading___Toc420_164408883"/>پیش‌نیاز<text:bookmark-end text:name="__RefHeading___Toc420_164408883"/></text:h>
      <text:p text:style-name="P6">دانشجویان بهتر است پیشتر به صورت خودآموز و یا آکادمیک، با برنامه‌نویسی آشنا باشند. چرا که تنها به مرور موارد بسنده خواهیم کرد. تمریناتی که احتیاج به پیاده‌سازی نرم‌افزاری دارند، نیاز به مهارت و سرعت عمل در برنامه‌نویسی دارند.</text:p>
      <text:p text:style-name="P7">در صورتی که دانشجویان از قبل با برنامه‌نویسی آشنا نیستند، مسیر دشواری را طی خواهند کرد و باید تا پیش از پایان بخش‌های مربوط به مفاهیم برنامه‌نویسی، با استفاده از دنبال کردن کلیدواژه‌ها و منابع معرفی شده، مهارت و دانش خود را ارتقا دهند.</text:p>
      <text:p text:style-name="P6">تحصیلات مهندسی کامپیوتر، مهندسی برق، مهندسی بیو انفورماتیک، فیزیک، و ریاضی، می‌تواند کمک‌کننده باشد.</text:p>
      <text:h text:style-name="Heading_20_1" text:outline-level="1"><text:bookmark-start text:name="__RefHeading___Toc668_915635963"/>سیاست‌های دوره<text:bookmark-end text:name="__RefHeading___Toc668_915635963"/></text:h>
      <text:h text:style-name="Heading_20_2" text:outline-level="2"><text:bookmark-start text:name="__RefHeading___Toc670_915635963"/>تمرین<text:bookmark-end text:name="__RefHeading___Toc670_915635963"/></text:h>
      <text:p text:style-name="P6">حل تمرین مهم‌ترین عامل دستیابی به اهداف آموزشی این دوره است. تمرین‌ها گاهی اوقات مسائل انتزاعی و گاهی اوقات پروژه‌های واقعی در اندازه‌های متفاوت هستند. دامنه‌ی مسئله‌ها گاهی بسیار جزئی و گاهی بسیار بزرگ است. هدف از تمرین‌ها، آمادگی ذهنی و دستیابی به دیدگاه مناسب در مورد هر بخش از آموزش است.</text:p>
      <text:h text:style-name="Heading_20_2" text:outline-level="2"><text:bookmark-start text:name="__RefHeading___Toc672_915635963"/><text:span text:style-name="T18">تمرکز </text:span>در کلاس<text:span text:style-name="T18">، و ارائه‌ی</text:span> <text:span text:style-name="T18">جزوه، و </text:span>ضبط چندرسانه‌ای<text:bookmark-end text:name="__RefHeading___Toc672_915635963"/></text:h>
      <text:p text:style-name="P8"><text:span text:style-name="T3">طراحی این دوره به نحوی است که با مشارکت دانشجویان در بحث‌های آزاد و حل چالش‌ها به صورت زنده به برخی از اهداف آموزشی خود می‌رسد</text:span><text:span text:style-name="T18">. در خصوص ضبط محتوای کلاس نسبت به </text:span><text:span text:style-name="T26">سیاست‌های برگزار‌کننده‌ی دوره</text:span><text:span text:style-name="T18"> اقدام خواهد شد؛ هرچند فیلم‌ها نه می‌توانند تمامی آنچه در کلاس رخ می‌دهند را منتقل کنند، و حتی در آن شرایط نیز، نمی‌توانند محیط و تمرکز لازم برای به خاطر نشستن مفاهیم آموزشی را فراهم کنند. در نتیجه توصیه می‌کنیم که دانشجویان با تمرکز کامل، همراه داشتن آب یا قهوه یا نوشیدنی‌های قندی، خوراک خشک با بسته‌بندی مناسب و راحت در کلاس حاضر شوند. بهتر است که وعده‌های اصلی غذا، قرارهای ملاقات و سایر عوامل مضطرب‌کننده را در حاشیه‌ی امنی بیشتر از یک ساعت با زمان شروع و پایان کلاس قرار دهند.</text:span></text:p>
      <text:p text:style-name="P9">اسلاید‌های دوره‌ها در وب‌سایت مدرس به اشتراک گذاشته می‌شود و سعی می‌شود که کلید‌واژه‌ها در اسلایدها آورده شود <text:span text:style-name="T19">تا بتوان راحت‌تر مطالب کلاس را «مرور» کرد</text:span>. اسلایدها<text:span text:style-name="T19">، </text:span>جایگزین <text:span text:style-name="T19">تمرین‌ها، </text:span>کتاب‌ها<text:span text:style-name="T19">، و سایر منابع آموزشی معرفی شده نیستند.</text:span></text:p>
      <text:h text:style-name="Heading_20_2" text:outline-level="2"><text:bookmark-start text:name="__RefHeading___Toc674_915635963"/><text:soft-page-break/>غیبت<text:bookmark-end text:name="__RefHeading___Toc674_915635963"/></text:h>
      <text:p text:style-name="P11">چنانچه دانشجویان به جهت بیماری، بدی آب و هوا، مراسم‌های شادی (فقط اقوام نزدیک) و سوگ، یا قراری که نباید از دست برود، جلسه‌ای از کلاس را از دست دادند، نیاز به ارائه‌ی دلیل به مدرس نیست. هرچند سیاست‌های برگزار کننده‌ی دوره به قوت خود باقی است.</text:p>
      <text:h text:style-name="Heading_20_2" text:outline-level="2"><text:bookmark-start text:name="__RefHeading___Toc676_915635963"/>تفاوت‌های جسمانی (معلولیت)<text:bookmark-end text:name="__RefHeading___Toc676_915635963"/></text:h>
      <text:p text:style-name="P11">دانشجویان در صورتی که دارای تفاوتی در جسم خود هستند که نیاز به فراهم کردن شرایط ویژه‌ای دارد، با برگزار کننده و مدرس در ارتباط باشند تا راه‌کار‌های لازم بررسی شوند.</text:p>
      <text:h text:style-name="Heading_20_1" text:outline-level="1"><text:bookmark-start text:name="__RefHeading___Toc422_164408883"/>جامعه‌ی هدف<text:bookmark-end text:name="__RefHeading___Toc422_164408883"/></text:h>
      <text:list xml:id="list4107647774" text:style-name="L2">
        <text:list-item>
          <text:p text:style-name="P26">توسعه‌دهنده‌های تازه‌کار که تمایل دارند ارشد (Senior) باشند؛</text:p>
        </text:list-item>
        <text:list-item>
          <text:p text:style-name="P25"><text:span text:style-name="T21">توسعه‌دهنده‌های سنیور </text:span><text:span text:style-name="T31">و سایر افرادی</text:span><text:span text:style-name="T21"> </text:span><text:span text:style-name="T20">که </text:span><text:span text:style-name="T27">همچنان معتقدند روایت‌های مختلف از معماری نرم‌افزار، ارزش شنیدن دارد</text:span><text:span text:style-name="T20">؛</text:span></text:p>
        </text:list-item>
        <text:list-item>
          <text:p text:style-name="P26">افرادی که برنامه‌نویسی را نه‌تنها به عنوان شغل، بلکه ابزاری برای خلق ارزش و ابتکار می‌دانند؛</text:p>
        </text:list-item>
        <text:list-item>
          <text:p text:style-name="P26">افرادی که دوست دارند موارد جدیدی بیاموزند؛</text:p>
        </text:list-item>
        <text:list-item>
          <text:p text:style-name="P26">افرادی که دوست دارند مروری بر آنچه می‌دانند داشته باشند.</text:p>
        </text:list-item>
      </text:list>
      <text:h text:style-name="Heading_20_1" text:outline-level="1"><text:bookmark-start text:name="__RefHeading___Toc424_164408883"/>طول دوره<text:bookmark-end text:name="__RefHeading___Toc424_164408883"/></text:h>
      <text:p text:style-name="P10"><text:span text:style-name="T22">طول دوره ۳۰ جلسه ۹۰ دقیقه‌ای خواهد بود. هر جلسه یک استراحت ۱۵ دقیقه‌ای </text:span><text:span text:style-name="T24">در اواسط </text:span><text:span text:style-name="T4">هر جلسه</text:span><text:span text:style-name="T23">، بحث آزاد،</text:span><text:span text:style-name="T22"> و پرسش و پاسخ خواهد داشت.</text:span></text:p>
      <text:h text:style-name="Heading_20_1" text:outline-level="1"><text:bookmark-start text:name="__RefHeading___Toc426_164408883"/>سرفصل‌های دوره<text:bookmark-end text:name="__RefHeading___Toc426_164408883"/></text:h>
      <text:h text:style-name="Heading_20_2" text:outline-level="2"><text:bookmark-start text:name="__RefHeading___Toc514_915635963"/>مروری <text:span text:style-name="T16">سریع </text:span>بر اصول برنامه‌نویسی<text:bookmark-end text:name="__RefHeading___Toc514_915635963"/></text:h>
      <text:list xml:id="list1454377570" text:style-name="L3">
        <text:list-item>
          <text:p text:style-name="P27">قانون Moore در سخت‌افزار</text:p>
        </text:list-item>
        <text:list-item>
          <text:p text:style-name="P27">سلسله‌مراتب داده‌ها (Data Hierarchy)</text:p>
        </text:list-item>
        <text:list-item>
          <text:p text:style-name="P27">سطوح زبان‌های برنامه‌نویسی</text:p>
        </text:list-item>
        <text:list-item>
          <text:p text:style-name="P27"><text:span text:style-name="T12">تکنولوژی Object و ایده‌ی استفاده‌ی مجدد از قطعات نرم‌افزا</text:span><text:span text:style-name="T13">ر</text:span></text:p>
          <text:list>
            <text:list-item>
              <text:p text:style-name="P27"><text:span text:style-name="T12">Methods and Classe</text:span><text:span text:style-name="T13">s</text:span></text:p>
            </text:list-item>
            <text:list-item>
              <text:p text:style-name="P27"><text:span text:style-name="T13">Instantiat</text:span><text:span text:style-name="T14">ion</text:span></text:p>
            </text:list-item>
            <text:list-item>
              <text:p text:style-name="P27"><text:soft-page-break/><text:span text:style-name="T12">Reus</text:span><text:span text:style-name="T13">e</text:span></text:p>
            </text:list-item>
            <text:list-item>
              <text:p text:style-name="P27"><text:s/>Messages and Method Calls</text:p>
            </text:list-item>
            <text:list-item>
              <text:p text:style-name="P27">Attributes and Instance Variables</text:p>
            </text:list-item>
            <text:list-item>
              <text:p text:style-name="P27"><text:span text:style-name="T12">Encapsulatio</text:span><text:span text:style-name="T14">n</text:span></text:p>
            </text:list-item>
            <text:list-item>
              <text:p text:style-name="P27">Inheritance</text:p>
            </text:list-item>
          </text:list>
        </text:list-item>
        <text:list-item>
          <text:p text:style-name="P27">محیط توسعه‌ی نرم‌افزار</text:p>
          <text:list>
            <text:list-item>
              <text:p text:style-name="P27">فاز ۱: ویرایش</text:p>
            </text:list-item>
            <text:list-item>
              <text:p text:style-name="P27">فاز ۲: پیش‌پردازش</text:p>
            </text:list-item>
            <text:list-item>
              <text:p text:style-name="P27">فاز ۳: Compiler</text:p>
            </text:list-item>
            <text:list-item>
              <text:p text:style-name="P27">فاز ۴: Linker</text:p>
            </text:list-item>
            <text:list-item>
              <text:p text:style-name="P27">فاز ۵: Loader</text:p>
            </text:list-item>
            <text:list-item>
              <text:p text:style-name="P27">فاز ۶: Instruction Execution</text:p>
            </text:list-item>
          </text:list>
        </text:list-item>
        <text:list-item>
          <text:p text:style-name="P27">مفاهیم اولیه</text:p>
          <text:list>
            <text:list-item>
              <text:p text:style-name="P27">چاپ خروجی و دریافت ورودی</text:p>
            </text:list-item>
            <text:list-item>
              <text:p text:style-name="P27">عملگر‌های محاسباتی (Arithmetic) و اولویت عملیات</text:p>
            </text:list-item>
            <text:list-item>
              <text:p text:style-name="P27">عملگر‌های برابری و مقایسه</text:p>
            </text:list-item>
            <text:list-item>
              <text:p text:style-name="P27">عملگر‌های منطقی</text:p>
            </text:list-item>
            <text:list-item>
              <text:p text:style-name="P27">عملگر‌های <text:span text:style-name="T32">بیتی (Bitwise)</text:span></text:p>
            </text:list-item>
          </text:list>
        </text:list-item>
        <text:list-item>
          <text:p text:style-name="P27">برنامه‌نویسی ساختارمند</text:p>
          <text:list>
            <text:list-item>
              <text:p text:style-name="P27">الگوریتم</text:p>
            </text:list-item>
            <text:list-item>
              <text:p text:style-name="P27">ساختار‌های کنترل و goto-less programming</text:p>
              <text:list>
                <text:list-item>
                  <text:p text:style-name="P27">Sequence Structure</text:p>
                </text:list-item>
                <text:list-item>
                  <text:p text:style-name="P27">Selection Structure</text:p>
                  <text:list>
                    <text:list-item>
                      <text:p text:style-name="P28">if</text:p>
                    </text:list-item>
                    <text:list-item>
                      <text:p text:style-name="P28">if...else</text:p>
                    </text:list-item>
                    <text:list-item>
                      <text:p text:style-name="P28">?:</text:p>
                    </text:list-item>
                    <text:list-item>
                      <text:p text:style-name="P27"><text:soft-page-break/>nested <text:span text:style-name="T34">if...else</text:span></text:p>
                    </text:list-item>
                    <text:list-item>
                      <text:p text:style-name="P29">switch...case</text:p>
                    </text:list-item>
                  </text:list>
                </text:list-item>
                <text:list-item>
                  <text:p text:style-name="P27">Repetition Structure</text:p>
                  <text:list>
                    <text:list-item>
                      <text:p text:style-name="P27">w<text:span text:style-name="T34">hile</text:span></text:p>
                    </text:list-item>
                    <text:list-item>
                      <text:p text:style-name="P28">for</text:p>
                    </text:list-item>
                    <text:list-item>
                      <text:p text:style-name="P27"><text:span text:style-name="Emphasis">do...while</text:span></text:p>
                    </text:list-item>
                    <text:list-item>
                      <text:p text:style-name="P28">break</text:p>
                    </text:list-item>
                    <text:list-item>
                      <text:p text:style-name="P28">continue</text:p>
                    </text:list-item>
                  </text:list>
                </text:list-item>
              </text:list>
            </text:list-item>
          </text:list>
        </text:list-item>
        <text:list-item>
          <text:p text:style-name="P27">تابع<text:span text:style-name="T15">‌ها</text:span></text:p>
          <text:list>
            <text:list-item>
              <text:p text:style-name="P27">Function Prototypes</text:p>
            </text:list-item>
            <text:list-item>
              <text:p text:style-name="P27">Function Call Stack and Stack Frames</text:p>
            </text:list-item>
            <text:list-item>
              <text:p text:style-name="P27">Headers</text:p>
            </text:list-item>
            <text:list-item>
              <text:p text:style-name="P27">Passing Arguments By Value and By Reference</text:p>
            </text:list-item>
            <text:list-item>
              <text:p text:style-name="P27">قوانین اسکوپ</text:p>
            </text:list-item>
            <text:list-item>
              <text:p text:style-name="P27">Recursion vs. Iteration</text:p>
            </text:list-item>
            <text:list-item>
              <text:p text:style-name="P27">Random Number Generation and Scaling</text:p>
            </text:list-item>
            <text:list-item>
              <text:p text:style-name="P27">لیست آرگومان‌ها</text:p>
            </text:list-item>
          </text:list>
        </text:list-item>
        <text:list-item>
          <text:p text:style-name="P27">آرایه‌ها</text:p>
          <text:list>
            <text:list-item>
              <text:p text:style-name="P27">پاس دادن آرایه به تابع</text:p>
            </text:list-item>
            <text:list-item>
              <text:p text:style-name="P27">آرایه‌های چند بعدی</text:p>
            </text:list-item>
            <text:list-item>
              <text:p text:style-name="P27">آرایه‌های با اندازه‌ی متغیر</text:p>
            </text:list-item>
            <text:list-item>
              <text:p text:style-name="P27">جستجو در آرایه‌ها</text:p>
              <text:list>
                <text:list-item>
                  <text:p text:style-name="P27">جستجوی خطی</text:p>
                </text:list-item>
                <text:list-item>
                  <text:p text:style-name="P27">جستجوی دودویی</text:p>
                </text:list-item>
              </text:list>
            </text:list-item>
            <text:list-item>
              <text:p text:style-name="P27">مرتب‌سازی آرایه‌ها</text:p>
              <text:list>
                <text:list-item>
                  <text:p text:style-name="P27">مرتب‌سازی حبابی (Bubble Sort)</text:p>
                </text:list-item>
                <text:list-item>
                  <text:p text:style-name="P27"><text:soft-page-break/>مرتب‌سازی انتخابی (Selection Sort)</text:p>
                </text:list-item>
                <text:list-item>
                  <text:p text:style-name="P27">Insertion Sort</text:p>
                </text:list-item>
                <text:list-item>
                  <text:p text:style-name="P27">مرتب‌سازی سریع (Quick Sort)</text:p>
                </text:list-item>
                <text:list-item>
                  <text:p text:style-name="P27">مرتب‌سازی ادغامی (Merge Sort)</text:p>
                </text:list-item>
              </text:list>
            </text:list-item>
          </text:list>
        </text:list-item>
        <text:list-item>
          <text:p text:style-name="P27">اشاره‌گر‌ها</text:p>
        </text:list-item>
        <text:list-item>
          <text:p text:style-name="P27">کاراکتر‌ها و رشته‌ها</text:p>
        </text:list-item>
        <text:list-item>
          <text:p text:style-name="P27">فرمت ورودی و خروجی</text:p>
        </text:list-item>
        <text:list-item>
          <text:p text:style-name="P27"><text:span text:style-name="T5">Structها</text:span><text:span text:style-name="T6">، Unionها، و Enumeration</text:span></text:p>
        </text:list-item>
        <text:list-item>
          <text:p text:style-name="P27"><text:span text:style-name="T6">ک</text:span><text:span text:style-name="T2">ار با پرونده‌ها (File)</text:span></text:p>
          <text:list>
            <text:list-item>
              <text:p text:style-name="P27">پرونده‌ها</text:p>
            </text:list-item>
            <text:list-item>
              <text:p text:style-name="P27">Streamها</text:p>
            </text:list-item>
            <text:list-item>
              <text:p text:style-name="P27">پرونده‌های دسترسی متوالی (Sequential-Access Files)</text:p>
            </text:list-item>
            <text:list-item>
              <text:p text:style-name="P27">پرونده‌های دسترسی تصادفی (Random-Access Files)</text:p>
            </text:list-item>
          </text:list>
        </text:list-item>
        <text:list-item>
          <text:p text:style-name="P27">داده‌ساختار‌ها</text:p>
          <text:list>
            <text:list-item>
              <text:p text:style-name="P27">ساختار‌های خودمرجع (Self-Referential)</text:p>
            </text:list-item>
            <text:list-item>
              <text:p text:style-name="P27">اختصاص پویای حافظه (Dynamic Memory Allocation)</text:p>
            </text:list-item>
            <text:list-item>
              <text:p text:style-name="P27">لیست‌های پیوندی</text:p>
            </text:list-item>
            <text:list-item>
              <text:p text:style-name="P27">استک‌ها</text:p>
            </text:list-item>
            <text:list-item>
              <text:p text:style-name="P27">صف‌ها</text:p>
            </text:list-item>
            <text:list-item>
              <text:p text:style-name="P27">درخت‌ها</text:p>
            </text:list-item>
          </text:list>
        </text:list-item>
        <text:list-item>
          <text:p text:style-name="P27">پیش‌پردازش‌گر</text:p>
          <text:list>
            <text:list-item>
              <text:p text:style-name="P27">فراخوانی کتاب‌خانه‌ها</text:p>
            </text:list-item>
            <text:list-item>
              <text:p text:style-name="P27">ماکرو‌ها</text:p>
            </text:list-item>
            <text:list-item>
              <text:p text:style-name="P27">کامپایل مشروط</text:p>
            </text:list-item>
            <text:list-item>
              <text:p text:style-name="P27">Assertionها</text:p>
            </text:list-item>
            <text:list-item>
              <text:p text:style-name="P27">کامپایل برنامه‌های Multi-Source-File</text:p>
            </text:list-item>
            <text:list-item>
              <text:p text:style-name="P27"><text:soft-page-break/><text:span text:style-name="T7">برای </text:span><text:span text:style-name="T2">تفریح: ساختن یک زبان برنامه‌نویسی برای آدم فضایی‌ها!</text:span></text:p>
            </text:list-item>
          </text:list>
        </text:list-item>
        <text:list-item>
          <text:p text:style-name="P27">استفاده از ترمینال و خط فرمان</text:p>
          <text:list>
            <text:list-item>
              <text:p text:style-name="P27">اجرای برنامه‌ها</text:p>
            </text:list-item>
            <text:list-item>
              <text:p text:style-name="P27">دریافت ورودی از فایل</text:p>
            </text:list-item>
            <text:list-item>
              <text:p text:style-name="P27">ارسال خروجی به فایل</text:p>
            </text:list-item>
            <text:list-item>
              <text:p text:style-name="P27">پاس دادن آرگومان‌ها</text:p>
            </text:list-item>
          </text:list>
        </text:list-item>
        <text:list-item>
          <text:p text:style-name="P27"><text:span text:style-name="T8">چند نخی و </text:span><text:span text:style-name="T2">سرویس‌ها</text:span></text:p>
          <text:list>
            <text:list-item>
              <text:p text:style-name="P27">Signal Handling</text:p>
            </text:list-item>
          </text:list>
        </text:list-item>
        <text:list-item>
          <text:p text:style-name="P27">شی گرای<text:span text:style-name="T33">ی</text:span></text:p>
          <text:list>
            <text:list-item>
              <text:p text:style-name="P27">Overloading</text:p>
            </text:list-item>
            <text:list-item>
              <text:p text:style-name="P27">Overwriting</text:p>
            </text:list-item>
            <text:list-item>
              <text:p text:style-name="P27">Inline Functions</text:p>
            </text:list-item>
            <text:list-item>
              <text:p text:style-name="P27">Lambda Functions</text:p>
            </text:list-item>
            <text:list-item>
              <text:p text:style-name="P27">Default Arguments</text:p>
            </text:list-item>
            <text:list-item>
              <text:p text:style-name="P27">Unary Scope Resolution Operator</text:p>
            </text:list-item>
            <text:list-item>
              <text:p text:style-name="P27">کلاس</text:p>
              <text:list>
                <text:list-item>
                  <text:p text:style-name="P27">Polymorphism</text:p>
                </text:list-item>
                <text:list-item>
                  <text:p text:style-name="P27">Data Members</text:p>
                  <text:list>
                    <text:list-item>
                      <text:p text:style-name="P27">Getter and Setter Functions</text:p>
                    </text:list-item>
                    <text:list-item>
                      <text:p text:style-name="P28">static / dynamic</text:p>
                    </text:list-item>
                  </text:list>
                </text:list-item>
                <text:list-item>
                  <text:p text:style-name="P27">Member Functions</text:p>
                  <text:list>
                    <text:list-item>
                      <text:p text:style-name="P27">Constructor Function</text:p>
                    </text:list-item>
                    <text:list-item>
                      <text:p text:style-name="P28">const </text:p>
                    </text:list-item>
                    <text:list-item>
                      <text:p text:style-name="P28">this</text:p>
                    </text:list-item>
                    <text:list-item>
                      <text:p text:style-name="P28">virtual</text:p>
                    </text:list-item>
                  </text:list>
                </text:list-item>
                <text:list-item>
                  <text:p text:style-name="P27">Access Specifiers</text:p>
                  <text:list>
                    <text:list-item>
                      <text:p text:style-name="P28"><text:soft-page-break/>public</text:p>
                    </text:list-item>
                    <text:list-item>
                      <text:p text:style-name="P28">protected</text:p>
                    </text:list-item>
                    <text:list-item>
                      <text:p text:style-name="P28">private</text:p>
                    </text:list-item>
                  </text:list>
                </text:list-item>
              </text:list>
            </text:list-item>
            <text:list-item>
              <text:p text:style-name="P27">OOAD</text:p>
            </text:list-item>
          </text:list>
        </text:list-item>
        <text:list-item>
          <text:p text:style-name="P27">مدیریت خطا</text:p>
          <text:list>
            <text:list-item>
              <text:p text:style-name="P27">throw (Rethrowing Exception)</text:p>
            </text:list-item>
            <text:list-item>
              <text:p text:style-name="P27">throw (Stack Unwinding)</text:p>
            </text:list-item>
            <text:list-item>
              <text:p text:style-name="P28">try...catch</text:p>
            </text:list-item>
          </text:list>
        </text:list-item>
        <text:list-item>
          <text:p text:style-name="P27">...</text:p>
        </text:list-item>
      </text:list>
      <text:h text:style-name="P20" text:outline-level="2">آزمون نرم‌افزار</text:h>
      <text:list xml:id="list502786927" text:style-name="L4">
        <text:list-item>
          <text:p text:style-name="P30">Unit Test</text:p>
        </text:list-item>
        <text:list-item>
          <text:p text:style-name="P30">Test Driven Design</text:p>
        </text:list-item>
      </text:list>
      <text:h text:style-name="Heading_20_2" text:outline-level="2"><text:bookmark-start text:name="__RefHeading___Toc516_915635963"/>مروری بر کدِ تمیز<text:bookmark-end text:name="__RefHeading___Toc516_915635963"/></text:h>
      <text:list xml:id="list104237181616851" text:continue-list="list1454377570" text:style-name="L3">
        <text:list-item>
          <text:p text:style-name="P27">اصطلاح‌ها</text:p>
          <text:list>
            <text:list-item>
              <text:p text:style-name="P27">اثر جانبی (side-effect)</text:p>
            </text:list-item>
            <text:list-item>
              <text:p text:style-name="P27">Good Practice</text:p>
            </text:list-item>
            <text:list-item>
              <text:p text:style-name="P27">Best Practice</text:p>
            </text:list-item>
            <text:list-item>
              <text:p text:style-name="P27">Portability</text:p>
            </text:list-item>
            <text:list-item>
              <text:p text:style-name="P27">Performance</text:p>
            </text:list-item>
          </text:list>
        </text:list-item>
        <text:list-item>
          <text:p text:style-name="P27">قانون KISS</text:p>
        </text:list-item>
        <text:list-item>
          <text:p text:style-name="P27">قانون DRY</text:p>
        </text:list-item>
        <text:list-item>
          <text:p text:style-name="P31">قوانین SOLID</text:p>
          <text:list>
            <text:list-item>
              <text:p text:style-name="P32">قانون Single Repository</text:p>
            </text:list-item>
            <text:list-item>
              <text:p text:style-name="P27">قانون Open to extension / Closed to modification</text:p>
            </text:list-item>
            <text:list-item>
              <text:p text:style-name="P32">قانون Liskov Substitution</text:p>
            </text:list-item>
            <text:list-item>
              <text:p text:style-name="P32"><text:soft-page-break/>قانون Interface Segregation</text:p>
            </text:list-item>
            <text:list-item>
              <text:p text:style-name="P33">قانون Dependency Inversion</text:p>
            </text:list-item>
          </text:list>
        </text:list-item>
        <text:list-item>
          <text:p text:style-name="P27">قانون Composition Over Inheritance</text:p>
        </text:list-item>
        <text:list-item>
          <text:p text:style-name="P27">قانون Single Responsibility</text:p>
        </text:list-item>
        <text:list-item>
          <text:p text:style-name="P27">قانون <text:span text:style-name="T11">You Aren’t Going to Need It</text:span></text:p>
        </text:list-item>
        <text:list-item>
          <text:p text:style-name="P27">قانون Easy to read, easy to maintain</text:p>
        </text:list-item>
        <text:list-item>
          <text:p text:style-name="P27">مستند‌سازی کد</text:p>
        </text:list-item>
        <text:list-item>
          <text:p text:style-name="P27">پرداخت (Refactor)</text:p>
        </text:list-item>
        <text:list-item>
          <text:p text:style-name="P27">اسم‌های معنی‌دار</text:p>
        </text:list-item>
        <text:list-item>
          <text:p text:style-name="P27">توابع</text:p>
        </text:list-item>
        <text:list-item>
          <text:p text:style-name="P27">توضیحات (Comments)</text:p>
        </text:list-item>
        <text:list-item>
          <text:p text:style-name="P27">فرمتینگ (Formatting)</text:p>
        </text:list-item>
        <text:list-item>
          <text:p text:style-name="P27">اشیاء و داده‌ساختار‌ها</text:p>
        </text:list-item>
        <text:list-item>
          <text:p text:style-name="P27">مدیریت خطا</text:p>
        </text:list-item>
        <text:list-item>
          <text:p text:style-name="P27">تست‌ها</text:p>
        </text:list-item>
      </text:list>
      <text:h text:style-name="Heading_20_2" text:outline-level="2"><text:bookmark-start text:name="__RefHeading___Toc518_915635963"/>فرابرنامه‌نویسی (Meta Programming)<text:line-break/>و الگو‌های طراحی (Design Pattern)<text:bookmark-end text:name="__RefHeading___Toc518_915635963"/></text:h>
      <text:h text:style-name="Heading_20_2" text:outline-level="2"><text:bookmark-start text:name="__RefHeading___Toc428_164408883"/>مهندسی نرم‌افزارهای خیلی بزرگ (VLSE)<text:bookmark-end text:name="__RefHeading___Toc428_164408883"/></text:h>
      <text:list xml:id="list1161183148" text:style-name="L5">
        <text:list-item>
          <text:p text:style-name="P34">معماری نرم‌افزار چیست؟</text:p>
        </text:list-item>
        <text:list-item>
          <text:p text:style-name="P34">نرم‌افزارهای کاربردی (Application)</text:p>
        </text:list-item>
        <text:list-item>
          <text:p text:style-name="P34">نرم‌افزارهای سازمانی (Enterprise)</text:p>
        </text:list-item>
      </text:list>
      <text:h text:style-name="Heading_20_2" text:outline-level="2"><text:bookmark-start text:name="__RefHeading___Toc520_915635963"/>مفاهیم پایه<text:bookmark-end text:name="__RefHeading___Toc520_915635963"/></text:h>
      <text:list xml:id="list2174014277" text:style-name="L6">
        <text:list-item>
          <text:p text:style-name="P35">تقلیل‌دهی (Abstraction)</text:p>
        </text:list-item>
        <text:list-item>
          <text:p text:style-name="P35">واسط‌ها و واسط‌های برنامه‌های کابردی (Interfaces and APIs)</text:p>
        </text:list-item>
        <text:list-item>
          <text:p text:style-name="P35"><text:soft-page-break/>تفکیک دغدغه‌ها (SoC)</text:p>
        </text:list-item>
        <text:list-item>
          <text:p text:style-name="P35">مهندسی نیازمندی‌ها</text:p>
        </text:list-item>
        <text:list-item>
          <text:p text:style-name="P35">فرا برنامه‌نویسی (Metaprogramming)</text:p>
        </text:list-item>
        <text:list-item>
          <text:p text:style-name="P35">شفافیت، جعبه سفید، و لایه‌ی تقلیل‌یافتگی</text:p>
        </text:list-item>
        <text:list-item>
          <text:p text:style-name="P35">یکپارچه‌سازی (Integration)</text:p>
        </text:list-item>
        <text:list-item>
          <text:p text:style-name="P35">هم‌کنش‌پذیری (Interoperability)</text:p>
        </text:list-item>
        <text:list-item>
          <text:p text:style-name="P35">هم‌بستگی (seamlessness)</text:p>
        </text:list-item>
        <text:list-item>
          <text:p text:style-name="P35">معماری مونولیتیک / ماژولار (monolithic/modular)</text:p>
        </text:list-item>
        <text:list-item>
          <text:p text:style-name="P35">نقش معمار نرم‌افزار</text:p>
        </text:list-item>
        <text:list-item>
          <text:p text:style-name="P35">قطعه (component)</text:p>
        </text:list-item>
        <text:list-item>
          <text:p text:style-name="P35">پیوند‌دهنده (connector)</text:p>
        </text:list-item>
        <text:list-item>
          <text:p text:style-name="P35">ترکیب‌بندی (composition)</text:p>
        </text:list-item>
        <text:list-item>
          <text:p text:style-name="P35">نمایه (view)</text:p>
        </text:list-item>
        <text:list-item>
          <text:p text:style-name="P35">جزیره‌بندی (federation)</text:p>
        </text:list-item>
        <text:list-item>
          <text:p text:style-name="P35">وابستگی‌ها (dependencies)</text:p>
        </text:list-item>
        <text:list-item>
          <text:p text:style-name="P35">رویداد محوری (event-driven)</text:p>
        </text:list-item>
        <text:list-item>
          <text:p text:style-name="P35">UML</text:p>
        </text:list-item>
        <text:list-item>
          <text:p text:style-name="P35">میان‌افزار (middleware)</text:p>
        </text:list-item>
      </text:list>
      <text:h text:style-name="Heading_20_2" text:outline-level="2"><text:bookmark-start text:name="__RefHeading___Toc522_915635963"/>معماری عملگرا (Functional <text:span text:style-name="T10">Architecture</text:span>)<text:bookmark-end text:name="__RefHeading___Toc522_915635963"/></text:h>
      <text:list xml:id="list316025013" text:style-name="L7">
        <text:list-item>
          <text:p text:style-name="P36">M<text:span text:style-name="T39">odel-View-Controller</text:span></text:p>
        </text:list-item>
        <text:list-item>
          <text:p text:style-name="P36">لفاف‌پیچی (wrapper)</text:p>
        </text:list-item>
        <text:list-item>
          <text:p text:style-name="P36">پراکسی (proxy)</text:p>
        </text:list-item>
        <text:list-item>
          <text:p text:style-name="P36">کشینگ (caching)</text:p>
        </text:list-item>
      </text:list>
      <text:h text:style-name="Heading_20_2" text:outline-level="2"><text:bookmark-start text:name="__RefHeading___Toc524_915635963"/>معماری جنبه‌گرا (Aspect-Oriented Architecture)<text:bookmark-end text:name="__RefHeading___Toc524_915635963"/></text:h>
      <text:list xml:id="list3325804915" text:style-name="L8">
        <text:list-item>
          <text:p text:style-name="P37">امنیت</text:p>
        </text:list-item>
        <text:list-item>
          <text:p text:style-name="P37"><text:soft-page-break/>اتکا‌پذیری (reliability)</text:p>
        </text:list-item>
        <text:list-item>
          <text:p text:style-name="P37">مقیاس‌پذیری <text:span text:style-name="T38">(scalability)</text:span></text:p>
        </text:list-item>
        <text:list-item>
          <text:p text:style-name="P37">تحول‌پذیری <text:span text:style-name="T38">(evolvability)</text:span></text:p>
        </text:list-item>
        <text:list-item>
          <text:p text:style-name="P37">قابلیت بقا <text:span text:style-name="T38">(survivability)</text:span></text:p>
        </text:list-item>
        <text:list-item>
          <text:p text:style-name="P37">قابلیت استفاده <text:span text:style-name="T38">(usability)</text:span></text:p>
        </text:list-item>
        <text:list-item>
          <text:p text:style-name="P37">قابلیت نگه‌داری <text:span text:style-name="T38">(maintainability)</text:span></text:p>
        </text:list-item>
        <text:list-item>
          <text:p text:style-name="P38">بازدهی (performance)</text:p>
        </text:list-item>
        <text:list-item>
          <text:p text:style-name="P37">دسترس‌پذیری <text:span text:style-name="T38">(availability)</text:span></text:p>
        </text:list-item>
        <text:list-item>
          <text:p text:style-name="P37">سازگاری با گذشته <text:span text:style-name="T38">(backward </text:span><text:span text:style-name="T9">compatibility</text:span><text:span text:style-name="T38">)</text:span></text:p>
        </text:list-item>
        <text:list-item>
          <text:p text:style-name="P37">ضمانت کیفیت خدمات <text:span text:style-name="T38">(quality of service guarantee)</text:span></text:p>
        </text:list-item>
        <text:list-item>
          <text:p text:style-name="P37">توافق‌های سطح خدمت <text:span text:style-name="T38">(service-level agreements)</text:span></text:p>
        </text:list-item>
        <text:list-item>
          <text:p text:style-name="P37">قوانین کسب‌و‌کار <text:span text:style-name="T38">(business rules)</text:span></text:p>
        </text:list-item>
        <text:list-item>
          <text:p text:style-name="P37">سیاست‌ها <text:span text:style-name="T38">(policies)</text:span></text:p>
        </text:list-item>
      </text:list>
      <text:h text:style-name="Heading_20_2" text:outline-level="2"><text:bookmark-start text:name="__RefHeading___Toc526_915635963"/>رایانش توزیع‌شده<text:bookmark-end text:name="__RefHeading___Toc526_915635963"/></text:h>
      <text:list xml:id="list1667571342" text:style-name="L9">
        <text:list-item>
          <text:p text:style-name="P40">RPC</text:p>
        </text:list-item>
        <text:list-item>
          <text:p text:style-name="P40">client-server</text:p>
        </text:list-item>
        <text:list-item>
          <text:p text:style-name="P40">همتا به همتا (peer-to-peer)</text:p>
        </text:list-item>
        <text:list-item>
          <text:p text:style-name="P40">رایانش مشبک (grid-computing)</text:p>
        </text:list-item>
        <text:list-item>
          <text:p text:style-name="P40">رایانش ابری</text:p>
        </text:list-item>
        <text:list-item>
          <text:p text:style-name="P40">معماری اشتراکِ هیچ (Shared Nothing Architecture)</text:p>
        </text:list-item>
        <text:list-item>
          <text:p text:style-name="P40">معماری خدمت‌گرا (service-oriented architecture)</text:p>
        </text:list-item>
        <text:list-item>
          <text:p text:style-name="P40">جریان‌کاری</text:p>
        </text:list-item>
        <text:list-item>
          <text:p text:style-name="P40">جریان‌کاری مشبک</text:p>
        </text:list-item>
        <text:list-item>
          <text:p text:style-name="P40">WSDL</text:p>
        </text:list-item>
        <text:list-item>
          <text:p text:style-name="P40">SOAP</text:p>
        </text:list-item>
        <text:list-item>
          <text:p text:style-name="P40"><text:soft-page-break/>UDDI</text:p>
        </text:list-item>
        <text:list-item>
          <text:p text:style-name="P40">REST</text:p>
        </text:list-item>
        <text:list-item>
          <text:p text:style-name="P40">افزونه‌ها</text:p>
        </text:list-item>
      </text:list>
      <text:h text:style-name="Heading_20_2" text:outline-level="2">معماری‌های Domain Specific</text:h>
      <text:list xml:id="list898266728" text:style-name="L10">
        <text:list-item>
          <text:p text:style-name="P39">Domain Driven Design</text:p>
        </text:list-item>
      </text:list>
      <text:h text:style-name="P21" text:outline-level="2"><text:span text:style-name="T36">معماری تمی</text:span><text:span text:style-name="T35">ز</text:span></text:h>
      <text:list xml:id="list949959126" text:style-name="L11">
        <text:list-item>
          <text:p text:style-name="P41">قطعات (Components)</text:p>
          <text:list>
            <text:list-item>
              <text:p text:style-name="P41">انسجام (Cohesion)</text:p>
            </text:list-item>
            <text:list-item>
              <text:p text:style-name="P42">استقلال (Independence)</text:p>
            </text:list-item>
          </text:list>
        </text:list-item>
        <text:list-item>
          <text:p text:style-name="P42"><text:span text:style-name="T37">درس‌هایی از </text:span>معماری تمیز</text:p>
        </text:list-item>
      </text:list>
      <text:h text:style-name="Heading_20_1" text:outline-level="1"><text:bookmark-start text:name="__RefHeading___Toc430_164408883"/>منابع دوره<text:bookmark-end text:name="__RefHeading___Toc430_164408883"/></text:h>
      <text:list xml:id="list2175212199" text:style-name="L12">
        <text:list-item>
          <text:p text:style-name="P45"><text:span text:style-name="T29">BOOK:<text:tab/></text:span><text:span text:style-name="T25">HOW TO PROGRAM C, </text:span><text:span text:style-name="T28">SE</text:span><text:span text:style-name="T25">VENTH EDITION; </text:span><text:span text:style-name="T34">PAUL DEITEL, HARVEY DEITEL</text:span></text:p>
        </text:list-item>
        <text:list-item>
          <text:p text:style-name="P45"><text:span text:style-name="T29">BOOK:<text:tab/></text:span><text:span text:style-name="T25">CLEAN CODE, A HANDBOOK OF AGILE SOFTWARE CRAFTSMANSHIP; </text:span><text:span text:style-name="T34">ROBERT C. MARTIN</text:span></text:p>
          <text:p text:style-name="P46"><text:span text:style-name="T29">BOOK:<text:tab/></text:span><text:span text:style-name="T25">CLEAN ARCHITECTURE, A CRAFTSMAN’S GUIDE TO SOFTWARE STRUCTURE AND DESIGN; </text:span><text:span text:style-name="T34">ROBERT C. MARTIN</text:span></text:p>
        </text:list-item>
        <text:list-item>
          <text:p text:style-name="P47"><text:span text:style-name="T29">COURSE:<text:tab/></text:span><text:span text:style-name="T30">DEPARTMENT OF </text:span><text:span text:style-name="T29">COMPUTER SCIENCE AND COMPUTER ENGINEERING, </text:span><text:span text:style-name="T30">COLLEGE OF ENGINEERING, </text:span><text:span text:style-name="T29">UNIVERSITY OF ARKANSAS; </text:span>CSCE 5013 Software Architecture;<text:span text:style-name="T34"> Craig Thompson</text:span></text:p>
        </text:list-item>
      </text:list>
      <text:h text:style-name="P18" text:outline-level="1"><text:bookmark-start text:name="__RefHeading___Toc432_164408883"/>شیوه‌ی برگزاری<text:bookmark-end text:name="__RefHeading___Toc432_164408883"/></text:h>
      <text:list xml:id="list3969177206" text:style-name="L13">
        <text:list-item>
          <text:p text:style-name="P44"><text:span text:style-name="T40">برگزاری این دوره به صورت حضوری خواهد بود.</text:span></text:p>
        </text:list-item>
        <text:list-item>
          <text:p text:style-name="P43">برخی از جلسات که تمرین با کامپیوتر دارند، بهتر است که دانشجویان لپ‌تاپ شخصی‌سازی شده به همراه داشته باشند. در غیر این صورت می‌توانند از امکانات برگزار کننده‌ی دوره استفاده کنند.</text:p>
        </text:list-item>
      </text:list>
      <text:h text:style-name="Heading_20_1" text:outline-level="1"><text:bookmark-start text:name="__RefHeading___Toc434_164408883"/>تقویم دوره<text:bookmark-end text:name="__RefHeading___Toc434_164408883"/></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 svg:font-family="'B Nazanin'" style:font-adornments="Bold" style:font-pitch="variable"/>
    <style:font-face style:name="Sahel" svg:font-family="Sahel"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text-properties style:font-name="Sahel" fo:font-family="Sahel" style:font-style-name="Regular" style:font-pitch="variable" style:font-name-complex="Sahel" style:font-family-complex="Sahel" style:font-style-name-complex="Regular"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ahel" fo:font-family="Sahel" style:font-style-name="Regular" style:font-pitch="variable" fo:font-size="14pt" style:font-name-asian="Noto Sans CJK SC" style:font-family-asian="'Noto Sans CJK SC'" style:font-family-generic-asian="system" style:font-pitch-asian="variable" style:font-size-asian="14pt" style:font-name-complex="Sahel" style:font-family-complex="Sahel" style:font-style-name-complex="Regular" style:font-pitch-complex="variable" style:font-size-complex="14pt" style:font-weight-complex="normal"/>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writing-mode="rl-tb"/>
      <style:text-properties style:font-size-asian="12pt" style:font-name-complex="Sahel" style:font-family-complex="Sahel" style:font-style-name-complex="Regular" style:font-pitch-complex="variable"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B Nazanin" fo:font-family="'B Nazanin'" style:font-style-name="Bold" style:font-pitch="variable" fo:font-size="28pt" fo:font-weight="bold" style:font-size-asian="28pt" style:font-weight-asian="bold" style:font-name-complex="B Nazanin" style:font-family-complex="'B Nazanin'" style:font-style-name-complex="Bold" style:font-pitch-complex="variable"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B Nazanin" fo:font-family="'B Nazanin'" style:font-style-name="Bold" style:font-pitch="variable" fo:font-size="170%" fo:font-weight="bold" style:font-size-asian="130%" style:font-weight-asian="bold" style:font-name-complex="B Nazanin" style:font-family-complex="'B Nazanin'" style:font-style-name-complex="Bold" style:font-pitch-complex="variable" style:font-size-complex="17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1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style:num-suffix="." style:num-format="۱, ۲, ۳, ...">
        <style:list-level-properties text:list-level-position-and-space-mode="label-alignment">
          <style:list-level-label-alignment text:label-followed-by="listtab"/>
        </style:list-level-properties>
      </text:outline-level-style>
      <text:outline-level-style text:level="2" text:style-name="Numbering_20_Symbols" style:num-suffix="." style:num-format="۱, ۲, ۳, ..."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477032"/>
    </style:style>
    <style:style style:name="MT1" style:family="text">
      <style:text-properties officeooo:rsid="00477032"/>
    </style:style>
    <style:page-layout style:name="Mpm1">
      <style:page-layout-properties fo:page-width="8.2681in" fo:page-height="11.6929in" style:num-format="1" style:print-orientation="portrait" fo:margin-top="0.5in" fo:margin-bottom="0.5in" fo:margin-left="0.5in" fo:margin-right="0.5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s/><text:span text:style-name="MT1">از </text:span><text:page-count>14</text:page-count></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3T10:22:49.212376696</meta:creation-date>
    <meta:editing-cycles>107</meta:editing-cycles>
    <meta:editing-duration>PT5H2M32S</meta:editing-duration>
    <meta:keyword>سیلابس</meta:keyword>
    <meta:keyword>طرح درس</meta:keyword>
    <meta:keyword>course design</meta:keyword>
    <meta:keyword>syllabus</meta:keyword>
    <meta:keyword>سرفصل‌های دوره</meta:keyword>
    <dc:subject>طرح درس</dc:subject>
    <dc:title>طرح درس</dc:title>
    <dc:date>2021-09-17T10:42:35.135484520</dc:date>
    <meta:generator>LibreOffice/6.4.7.2$Linux_X86_64 LibreOffice_project/40$Build-2</meta:generator>
    <meta:document-statistic meta:table-count="0" meta:image-count="0" meta:object-count="0" meta:page-count="14" meta:paragraph-count="297" meta:word-count="1865" meta:character-count="10372" meta:non-whitespace-character-count="9051"/>
  </office:meta>
</office:document-meta>
</file>